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master-page-name="">
      <style:paragraph-properties style:page-number="auto"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language="en" fo:country="SG" style:text-underline-style="none" fo:font-weight="normal" style:font-name-asian="SimSun" style:language-asian="zh" style:country-asian="CN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<text:placeholder text:placeholder-type="text">&lt;o.name&gt;</text:placeholder></text:span><text:span text:style-name="T3">.</text:span> </text:p>
      <text:p text:style-name="P2">Company Registration No: <text:span text:style-name="T5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4">MINUTES OF THE 1ST ANNUAL GENERAL MEETING </text:p>
      <text:p text:style-name="P1"/>
      <text:p text:style-name="P1">Date and Time <text:s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>Venue<text:tab/><text:tab/> <text:s/>: <text:span text:style-name="T6"><text:placeholder text:placeholder-type="text">&lt;get_partner_full_address(o.id)&gt;</text:placeholder></text:span></text:p>
      <text:p text:style-name="P1"/>
      <text:p text:style-name="P1">Present<text:tab/><text:tab/> <text:s/>:<text:tab/>As per Attendance List </text:p>
      <text:p text:style-name="P5"/>
      <text:p text:style-name="P1"/>
      <text:p text:style-name="P1"/>
      <text:p text:style-name="P3">(I)<text:tab/>Chairman </text:p>
      <text:p text:style-name="P1"><text:span text:style-name="T2"><text:placeholder text:placeholder-type="text">&lt;get_chairman(o.id)&gt;</text:placeholder></text:span> was appointed as the Chairman for the purpose of the Meeting. </text:p>
      <text:p text:style-name="P1"/>
      <text:p text:style-name="P1"/>
      <text:p text:style-name="P3">(II)<text:tab/>Quorum </text:p>
      <text:p text:style-name="P1">The Chairman after having ascertained that a quorum was present called the Meeting to order. </text:p>
      <text:p text:style-name="P1"/>
      <text:p text:style-name="P1"/>
      <text:p text:style-name="P3">(III)<text:tab/>Notice </text:p>
      <text:p text:style-name="P1">Notice of the Meeting, having been previously circulated to all members entitled and with the consent of the Meeting, was taken as read. </text:p>
      <text:p text:style-name="P1"/>
      <text:p text:style-name="P1"/>
      <text:p text:style-name="P3">(IV)<text:tab/>Ordinary Business </text:p>
      <text:p text:style-name="P1"/>
      <text:p text:style-name="P3">(1)<text:tab/>DIRECTORS' REPORT AND FINANCIAL STATEMENTS </text:p>
      <text:p text:style-name="P6"><text:span text:style-name="T2">IT WAS RESOLVED THAT</text:span> the unaudited Financial Statements for the financial period ended <text:span text:style-name="T7"><text:placeholder text:placeholder-type="text">&lt;convert_date_d_B_Y(o.fs_end_date)&gt;</text:placeholder></text:span> together with the Reports of the Directors and the Statement of the Directors thereon, be and are hereby considered and adopted. </text:p>
      <text:p text:style-name="P1"/>
      <text:p text:style-name="P3">(2)<text:tab/>CONFIRMATION OF COMPANY DORMANT STATUS </text:p>
      <text:p text:style-name="P6"><text:span text:style-name="T2">IT WAS </text:span><text:span text:style-name="T2">RESOLVED</text:span> that the Company has remained dormant for the financial period ended <text:span text:style-name="T7"><text:placeholder text:placeholder-type="text">&lt;convert_date_d_B_Y(o.fs_end_date)&gt;</text:placeholder></text:span> be and is hereby confirmed. </text:p>
      <text:p text:style-name="P1"/>
      <text:p text:style-name="P3">(3)<text:tab/>RE‑ELECTION OF RETIRING DIRECTORS </text:p>
      <text:p text:style-name="P6"><text:span text:style-name="T2">IT W</text:span><text:span text:style-name="T2">AS RESOLVED THAT</text:span> the directors who have retired in accordance with the Articles ___ of the Articles of Association of the Company, being eligible, be and are hereby re-elected as Directors of the Company. </text:p>
      <text:p text:style-name="P1"/>
      <text:p text:style-name="P3">(V)<text:tab/>Conclusion </text:p>
      <text:p text:style-name="P6">There being no other business, the Meeting terminated with a vote of thanks to the Chairman. </text:p>
      <text:p text:style-name="P1"/>
      <text:p text:style-name="P1">Certified as true record of Minutes </text:p>
      <text:p text:style-name="P1"/>
      <text:p text:style-name="P1"/>
      <text:p text:style-name="P1">________________________________ </text:p>
      <text:p text:style-name="P1"><text:span text:style-name="T1"><text:placeholder text:placeholder-type="text">&lt;get_chairman(o.id)&gt;</text:placeholder></text:span> </text:p>
      <text:p text:style-name="P1">Chairman of Mee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5:58</meta:creation-date>
    <dc:date>2015-12-17T08:11:24</dc:date>
    <dc:creator>phung11764 </dc:creator>
    <meta:editing-duration>PT1M2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26" meta:word-count="229" meta:character-count="1593" meta:non-whitespace-character-count="1359"/>
  </office:meta>
</office:document-meta>
</file>